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resolvedPageNumber.applyVariationFactor( double variationFactor , int lineStretch , int lineShr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resolvedPageNumber.UnresolvedPageNumber( String id , Font f , boolean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nresolvedPageNumber.resolveIDRef( String id , List page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UnresolvedPageNumber.isResol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resolvedPageNumber.UnresolvedPageNumber( String id , Font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resolvedPageNumber.getIDRef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